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Serilia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3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3.VO3( Entity ...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umerationSeriliaz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Entity ...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umerationSerilia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O2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O2.setElements( Enumeration &lt; Entity &gt;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Serilia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3.setElements( Enumeration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Elements( Enumeration &lt; Entity &gt;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Seriliaz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2.VO2( Entity ...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umerationSeriliazerTest.test_nullAsEmtp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